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44fba" officeooo:paragraph-rsid="00044fba"/>
    </style:style>
    <style:style style:name="P2" style:family="paragraph" style:parent-style-name="Heading_20_2">
      <style:text-properties officeooo:rsid="00044fba" officeooo:paragraph-rsid="00044fba"/>
    </style:style>
    <style:style style:name="P3" style:family="paragraph" style:parent-style-name="Heading_20_2">
      <style:text-properties officeooo:rsid="00060852" officeooo:paragraph-rsid="00060852"/>
    </style:style>
    <style:style style:name="P4" style:family="paragraph" style:parent-style-name="Text_20_body">
      <style:text-properties officeooo:rsid="0003938f" officeooo:paragraph-rsid="0003938f"/>
    </style:style>
    <style:style style:name="P5" style:family="paragraph" style:parent-style-name="Text_20_body">
      <style:text-properties officeooo:rsid="00044fba" officeooo:paragraph-rsid="00044fba"/>
    </style:style>
    <style:style style:name="P6" style:family="paragraph" style:parent-style-name="Text_20_body">
      <style:text-properties officeooo:rsid="00060852" officeooo:paragraph-rsid="00060852"/>
    </style:style>
    <style:style style:name="P7" style:family="paragraph" style:parent-style-name="Text_20_body">
      <style:text-properties officeooo:rsid="0006b909" officeooo:paragraph-rsid="0006b909"/>
    </style:style>
    <style:style style:name="P8" style:family="paragraph" style:parent-style-name="Title">
      <style:text-properties officeooo:rsid="0003938f" officeooo:paragraph-rsid="0003938f"/>
    </style:style>
    <style:style style:name="T1" style:family="text">
      <style:text-properties officeooo:rsid="00044fba"/>
    </style:style>
    <style:style style:name="T2" style:family="text">
      <style:text-properties officeooo:rsid="0005d55c"/>
    </style:style>
    <style:style style:name="T3" style:family="text">
      <style:text-properties officeooo:rsid="0006b909"/>
    </style:style>
    <style:style style:name="T4" style:family="text">
      <style:text-properties officeooo:rsid="0007b57c"/>
    </style:style>
    <style:style style:name="T5" style:family="text">
      <style:text-properties officeooo:rsid="0008868b"/>
    </style:style>
    <style:style style:name="T6" style:family="text">
      <style:text-properties fo:font-style="italic" officeooo:rsid="0008868b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ítulo</text:p>
      <text:p text:style-name="P4"/>
      <text:p text:style-name="P4">Nombre del/a alumno/a<text:span text:style-name="T1">, matrícula</text:span></text:p>
      <text:p text:style-name="P5">Licenciatura, Nombre de la UEA, fecha</text:p>
      <text:p text:style-name="P5">UAM Lerma</text:p>
      <text:p text:style-name="P5"/>
      <text:h text:style-name="P1" text:outline-level="1">Subtítulo 1<text:span text:style-name="T2"> (opcional)</text:span></text:h>
      <text:p text:style-name="P5">Contenido del trabajo escrito.<text:span text:style-name="T5"> Esta plantilla esta realizada con el procesador de textos libreoffice. La extensión que utiliza es </text:span><text:span text:style-name="T6">open document text</text:span><text:span text:style-name="T5"> u odt.</text:span></text:p>
      <text:p text:style-name="P5"/>
      <text:h text:style-name="P2" text:outline-level="2">Subtítulo 2<text:span text:style-name="T2"> (opcional)</text:span></text:h>
      <text:p text:style-name="P5">Contenido del trabajo escrito.</text:p>
      <text:p text:style-name="P5"/>
      <text:p text:style-name="P5">[insertar imagen<text:span text:style-name="T2">, tabla o gráfico si el trabajo lo requiere</text:span>]</text:p>
      <text:p text:style-name="P5">Imagen 1. Descripción de la imagen<text:span text:style-name="T2">, tabla o gráfico.</text:span></text:p>
      <text:p text:style-name="P5"/>
      <text:h text:style-name="P3" text:outline-level="2">Referencias</text:h>
      <text:p text:style-name="P6">Aquí van las referencias<text:span text:style-name="T3"> en el aparato crítico que elegiste (APA, Chi</text:span><text:span text:style-name="T4">cag</text:span><text:span text:style-name="T3">o, Autor-fecha, etc.)</text:span></text:p>
      <text:p text:style-name="P7">Libros, revistas, páginas de internet, videos, etc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3:37:24.760239049</meta:creation-date>
    <dc:date>2023-02-11T13:58:23.400221710</dc:date>
    <meta:editing-duration>PT20M57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88" meta:character-count="580" meta:non-whitespace-character-count="505"/>
  </office:meta>
</office:document-meta>
</file>